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Wrapper.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multipar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path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bodyToFlux( Class &lt; ? extends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header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body( BodyExtractor &lt; T , ? super ServerHttpRequest &gt; extractor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body( BodyExtractor &lt; T , ? super ServerHttpRequest &gt; 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accep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pa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uri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message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bodyToFlux( ParameterizedTypeReference &lt; T &gt;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for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bodyToMono( Class &lt; ? extends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as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reques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ServerRequestWrapper( ServerReques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RequestWrapper.bodyToMono( ParameterizedTypeReference &lt; T &gt;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HeadersWrapper( 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RequestWrapper.queryPara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path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accep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.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